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language="en" fo:country="GB" fo:font-weight="bold" officeooo:rsid="00147f5d" officeooo:paragraph-rsid="00147f5d" style:font-weight-asian="bold" style:font-weight-complex="bold" style:script-type="latin"/>
    </style:style>
    <style:style style:name="P2" style:family="paragraph" style:parent-style-name="Standard">
      <style:paragraph-properties fo:text-align="justify" style:justify-single-word="false"/>
      <style:text-properties style:font-name="Arial" fo:language="en" fo:country="US" fo:font-weight="normal" officeooo:rsid="00147f5d" officeooo:paragraph-rsid="00147f5d" style:font-weight-asian="normal" style:font-weight-complex="normal" style:script-type="latin"/>
    </style:style>
    <style:style style:name="P3" style:family="paragraph" style:parent-style-name="Standard">
      <style:paragraph-properties fo:text-align="justify" style:justify-single-word="false"/>
      <style:text-properties style:font-name="Arial" fo:language="en" fo:country="GB" fo:font-weight="normal" officeooo:rsid="001909a8" officeooo:paragraph-rsid="00147f5d" style:font-weight-asian="normal" style:font-weight-complex="normal" style:script-type="latin"/>
    </style:style>
    <style:style style:name="P4" style:family="paragraph" style:parent-style-name="Standard">
      <style:paragraph-properties fo:text-align="justify" style:justify-single-word="false"/>
      <style:text-properties style:font-name="Arial" fo:language="en" fo:country="GB" fo:font-weight="normal" officeooo:rsid="00147f5d" officeooo:paragraph-rsid="00147f5d" style:font-weight-asian="normal" style:font-weight-complex="normal" style:script-type="latin"/>
    </style:style>
    <style:style style:name="P5" style:family="paragraph" style:parent-style-name="Standard">
      <style:paragraph-properties fo:text-align="justify" style:justify-single-word="false"/>
      <style:text-properties style:font-name="Arial" fo:language="en" fo:country="GB" fo:font-weight="bold" officeooo:rsid="00332fcf" officeooo:paragraph-rsid="00332fcf" style:font-weight-asian="bold" style:font-weight-complex="bold" style:script-type="latin"/>
    </style:style>
    <style:style style:name="P6" style:family="paragraph" style:parent-style-name="Standard">
      <style:paragraph-properties fo:text-align="justify" style:justify-single-word="false"/>
      <style:text-properties style:font-name="Arial" fo:language="en" fo:country="GB" fo:font-weight="normal" officeooo:rsid="0034fb5d" officeooo:paragraph-rsid="0034fb5d" style:font-weight-asian="normal" style:font-weight-complex="normal" style:script-type="latin"/>
    </style:style>
    <style:style style:name="P7" style:family="paragraph" style:parent-style-name="Standard">
      <style:paragraph-properties fo:text-align="justify" style:justify-single-word="false"/>
      <style:text-properties style:font-name="Arial" fo:language="en" fo:country="GB" fo:font-weight="bold" officeooo:rsid="00155c48" officeooo:paragraph-rsid="00155c48" style:font-weight-asian="bold" style:font-weight-complex="bold" style:script-type="latin"/>
    </style:style>
    <style:style style:name="P8" style:family="paragraph" style:parent-style-name="Standard">
      <style:paragraph-properties fo:text-align="justify" style:justify-single-word="false"/>
      <style:text-properties style:font-name="Arial" fo:language="en" fo:country="GB" fo:font-weight="normal" officeooo:rsid="002e3da4" officeooo:paragraph-rsid="002e3da4" style:font-weight-asian="normal" style:font-weight-complex="normal" style:script-type="latin"/>
    </style:style>
    <style:style style:name="P9" style:family="paragraph" style:parent-style-name="Standard">
      <style:paragraph-properties fo:text-align="justify" style:justify-single-word="false"/>
      <style:text-properties style:font-name="Arial" fo:language="en" fo:country="GB" fo:font-weight="bold" officeooo:rsid="001a878f" officeooo:paragraph-rsid="001a878f" style:font-weight-asian="bold" style:font-weight-complex="bold" style:script-type="latin"/>
    </style:style>
    <style:style style:name="P10" style:family="paragraph" style:parent-style-name="Standard">
      <style:paragraph-properties fo:text-align="justify" style:justify-single-word="false"/>
      <style:text-properties style:font-name="Arial" fo:language="en" fo:country="GB" fo:font-weight="bold" officeooo:rsid="002f2378" officeooo:paragraph-rsid="002f2378" style:font-weight-asian="bold" style:font-weight-complex="bold" style:script-type="latin"/>
    </style:style>
    <style:style style:name="P11" style:family="paragraph" style:parent-style-name="Standard">
      <style:paragraph-properties fo:text-align="justify" style:justify-single-word="false"/>
      <style:text-properties style:font-name="Arial" fo:language="en" fo:country="GB" fo:font-weight="normal" officeooo:rsid="00155c48" officeooo:paragraph-rsid="00155c48" style:font-weight-asian="normal" style:font-weight-complex="normal" style:script-type="latin"/>
    </style:style>
    <style:style style:name="P12" style:family="paragraph" style:parent-style-name="Standard">
      <style:paragraph-properties fo:text-align="justify" style:justify-single-word="false"/>
      <style:text-properties style:font-name="Arial" fo:language="en" fo:country="GB" fo:font-weight="bold" officeooo:rsid="001c5ae0" officeooo:paragraph-rsid="001c5ae0" style:font-weight-asian="bold" style:font-weight-complex="bold" style:script-type="latin"/>
    </style:style>
    <style:style style:name="P13" style:family="paragraph" style:parent-style-name="Standard">
      <style:paragraph-properties fo:text-align="justify" style:justify-single-word="false"/>
      <style:text-properties style:font-name="Arial" fo:language="en" fo:country="GB" fo:font-weight="normal" officeooo:rsid="001c5ae0" officeooo:paragraph-rsid="001c5ae0" style:font-weight-asian="normal" style:font-weight-complex="normal" style:script-type="latin"/>
    </style:style>
    <style:style style:name="P14" style:family="paragraph" style:parent-style-name="Standard" style:list-style-name="L1">
      <style:paragraph-properties fo:text-align="justify" style:justify-single-word="false"/>
      <style:text-properties style:font-name="Arial" fo:language="en" fo:country="GB" fo:font-weight="normal" officeooo:rsid="002316a2" officeooo:paragraph-rsid="002316a2" style:font-weight-asian="normal" style:font-weight-complex="normal" style:script-type="latin"/>
    </style:style>
    <style:style style:name="P15" style:family="paragraph" style:parent-style-name="Standard" style:list-style-name="L1">
      <style:paragraph-properties fo:text-align="justify" style:justify-single-word="false"/>
      <style:text-properties style:font-name="Arial" fo:language="en" fo:country="GB" fo:font-weight="normal" officeooo:rsid="0023f494" officeooo:paragraph-rsid="0023f494" style:font-weight-asian="normal" style:font-weight-complex="normal" style:script-type="latin"/>
    </style:style>
    <style:style style:name="P16" style:family="paragraph" style:parent-style-name="Standard">
      <style:paragraph-properties fo:text-align="justify" style:justify-single-word="false"/>
      <style:text-properties officeooo:paragraph-rsid="002a3142"/>
    </style:style>
    <style:style style:name="P17" style:family="paragraph" style:parent-style-name="Standard">
      <style:paragraph-properties fo:text-align="justify" style:justify-single-word="false"/>
      <style:text-properties fo:language="en" fo:country="GB" officeooo:paragraph-rsid="0023f494" style:script-type="latin"/>
    </style:style>
    <style:style style:name="P18" style:family="paragraph" style:parent-style-name="Standard">
      <style:paragraph-properties fo:text-align="justify" style:justify-single-word="false"/>
      <style:text-properties style:font-name="Arial" fo:language="en" fo:country="GB" fo:font-weight="normal" officeooo:rsid="001909a8" officeooo:paragraph-rsid="001c5ae0" style:font-weight-asian="normal" style:font-weight-complex="normal" style:script-type="latin"/>
    </style:style>
    <style:style style:name="T1" style:family="text">
      <style:text-properties fo:language="en" fo:country="GB"/>
    </style:style>
    <style:style style:name="T2" style:family="text">
      <style:text-properties fo:language="en" fo:country="GB" officeooo:rsid="0034fb5d"/>
    </style:style>
    <style:style style:name="T3" style:family="text">
      <style:text-properties fo:language="en" fo:country="GB" officeooo:rsid="0036d793"/>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47f5d"/>
    </style:style>
    <style:style style:name="T7" style:family="text">
      <style:text-properties officeooo:rsid="002f9dec"/>
    </style:style>
    <style:style style:name="T8" style:family="text">
      <style:text-properties officeooo:rsid="00174419"/>
    </style:style>
    <style:style style:name="T9" style:family="text">
      <style:text-properties officeooo:rsid="00186273"/>
    </style:style>
    <style:style style:name="T10" style:family="text">
      <style:text-properties officeooo:rsid="001a878f"/>
    </style:style>
    <style:style style:name="T11" style:family="text">
      <style:text-properties officeooo:rsid="002201f4"/>
    </style:style>
    <style:style style:name="T12" style:family="text">
      <style:text-properties officeooo:rsid="002a3142"/>
    </style:style>
    <style:style style:name="T13" style:family="text">
      <style:text-properties officeooo:rsid="002316a2"/>
    </style:style>
    <style:style style:name="T14" style:family="text">
      <style:text-properties style:font-name="Arial" fo:language="en" fo:country="GB" fo:font-weight="normal" officeooo:rsid="002a3142" style:font-weight-asian="normal" style:font-weight-complex="normal" style:script-type="lat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E Project</text:p>
      <text:p text:style-name="P2"><text:span text:style-name="T1">This document (the brief) can also be read on the GitHub repository that I have linked </text:span><text:span text:style-name="T2">below. </text:span><text:span text:style-name="T3">Due to the word limit of this report I have added extensive commenting to each file in order to explain the functions of each code block. </text:span></text:p>
      <text:p text:style-name="P3">------------------------------------------------------------------------------------------------------------------------</text:p>
      <text:p text:style-name="P4"/>
      <text:p text:style-name="P5">Name: <text:span text:style-name="T4">Fionn Bennett</text:span></text:p>
      <text:p text:style-name="P5">Project Title: <text:span text:style-name="T4">Designing a Declarative, Immutable Operating system</text:span></text:p>
      <text:p text:style-name="P6"><text:span text:style-name="T5">Repository:</text:span> <text:s/><text:a xlink:type="simple" xlink:href="https://github.com/the-pint-sized-powerhouse/ISE-Project" text:style-name="Internet_20_link" text:visited-style-name="Visited_20_Internet_20_Link"><text:span text:style-name="T6">https://github.com/the-pint-sized-powerhouse/ISE-Project</text:span></text:a></text:p>
      <text:p text:style-name="P4"/>
      <text:p text:style-name="P4"/>
      <text:p text:style-name="P7">Introduction</text:p>
      <text:p text:style-name="P8"/>
      <text:p text:style-name="P8">This project is a custom, fully reproducible operating system built on NixOS. NixOS is a unique Linux distribution which uses a functional approach to system and package management. In a more traditional operating system such as one based on Gentoo or Debian, software is installed imperatively and configuration files are scattered all across the system. In my operating system, the entire state of the system is declared in the Nix programming language and stored in this repository.</text:p>
      <text:p text:style-name="P8"/>
      <text:p text:style-name="P8"><text:span text:style-name="T7">When designing the system I researched different design philosphies. I wishes to focus on simplicity and easy maintenance as the operating system was something that I wished to use as my “daily driver”. Eventually I discovered the “UNIX Design Philosophy”, a design philosophy which focuses on modularity, simplicity and readability. Throughout the development of the project over the last two years I have aimed to keep this philosophy in mind when making any design decisions. </text:span>The entire system is anchored around the Nix Fake, the flake handles all of the inputs (package repositories and speciality programs) and the outputs (system configurations and variables). I chose Hyprland, a Wayland-based dynamic tiling window manager, as my desktop environment, and I used Home-Manager to manage the settings and theming of over 34 user-specified applications. This includes things such as the terminal, browser, and my Git settings. Lastly I used the Stylix module to apply a universal Base16 colour scheme across the entire operating system automatically.</text:p>
      <text:p text:style-name="P4"/>
      <text:p text:style-name="P9"/>
      <text:p text:style-name="P10">Motivation</text:p>
      <text:p text:style-name="P10"/>
      <text:p text:style-name="P10"/>
      <text:p text:style-name="P10"/>
      <text:p text:style-name="P11">I designed the project following the UNIX design philosophy, focusing on modularity, simplicity and readability. The heart of the system is the flake.nix file, <text:span text:style-name="T8">think of it as the instruction manual for the rest of the configuration.</text:span> <text:span text:style-name="T8">I</text:span>t manages the inputs <text:span text:style-name="T8">such as package repositories, </text:span>locking their versions in the flake.lock file. The locking of input versions means that the system will remain reproducible on other systems as <text:span text:style-name="T8">the packages versions will remain stagnant, stopping breakages. </text:span><text:span text:style-name="T9">The inputs can then be imported into other configuration files, allowing for them to access the packages found upon the imported repositories. </text:span><text:span text:style-name="T10">This allows me to declare all packages on the system, as well as my entire system configuration declaratively, allowing for full reproducibility of the system on different machines such as my desktop and laptop. </text:span><text:span text:style-name="T11">NixOS also keeps snapshots of each configuration, so if something breaks a simple rollback is all that is needed to recover a working configuration.</text:span></text:p>
      <text:p text:style-name="P11"/>
      <text:p text:style-name="P11"><text:soft-page-break/></text:p>
      <text:p text:style-name="P11"/>
      <text:p text:style-name="P12">Configuration.<text:span text:style-name="T12">nix</text:span></text:p>
      <text:p text:style-name="P13">The configuration.nix file implements the foundation of the entire system. It imports nix modules I have created (found in systems/ and hosts/). These modules control the low level software of the operating system, such as <text:span text:style-name="T13">the</text:span>;</text:p>
      <text:list text:style-name="L1">
        <text:list-item>
          <text:p text:style-name="P14">Bootloader</text:p>
        </text:list-item>
        <text:list-item>
          <text:p text:style-name="P14">Kernel</text:p>
        </text:list-item>
        <text:list-item>
          <text:p text:style-name="P14">Hardware Drivers</text:p>
        </text:list-item>
        <text:list-item>
          <text:p text:style-name="P14">Networking</text:p>
        </text:list-item>
        <text:list-item>
          <text:p text:style-name="P15">System Services</text:p>
        </text:list-item>
        <text:list-item>
          <text:p text:style-name="P15">Internationalisation (e.g. keyboard layout, time zone and system language)</text:p>
        </text:list-item>
      </text:list>
      <text:p text:style-name="P16"><text:span text:style-name="T14">I used the configuration.nix file to declaratively define my system’s hardware and core services. This ensures that the system image remains reproducible and can be deployed on any hardware with consistency.</text:span></text:p>
      <text:p text:style-name="P17"/>
      <text:p text:style-name="P17"/>
      <text:p text:style-name="P18"><text:s/></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0xProto Nerd Font"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0xProto Nerd Font"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0xProto Nerd Font" fo:font-family="'0xProto Nerd Font'"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0xProto Nerd Font" fo:font-family="'0xProto Nerd Fon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0xProto Nerd Font" fo:font-family="'0xProto Nerd Font'"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0xProto Nerd Font" fo:font-family="'0xProto Nerd Font'"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18:38:46.148262252</meta:creation-date>
    <dc:date>2026-03-26T10:38:42.062253033</dc:date>
    <meta:editing-duration>PT1H19M41S</meta:editing-duration>
    <meta:editing-cycles>29</meta:editing-cycles>
    <meta:generator>LibreOffice/25.8.2.2$Linux_X86_64 LibreOffice_project/580$Build-2</meta:generator>
    <meta:document-statistic meta:table-count="0" meta:image-count="0" meta:object-count="0" meta:page-count="2" meta:paragraph-count="21" meta:word-count="546" meta:character-count="3664" meta:non-whitespace-character-count="3141"/>
  </office:meta>
</office:document-meta>
</file>